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mbus Roman No9 L2" svg:font-family="'Nimbus Roman No9 L'" style:font-family-generic="system" style:font-pitch="variable"/>
    <style:font-face style:name="Nimbus Roman No9 L3" svg:font-family="'Nimbus Roman No9 L'" style:font-adornments="Regular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fff00" draw:marker-start-width="0.279cm" draw:marker-end-width="0.279cm" draw:fill="solid" draw:fill-color="#3333b2" draw:textarea-horizontal-align="justify" draw:textarea-vertical-align="middle" draw:auto-grow-height="false" fo:min-height="5.593cm" fo:min-width="8.749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ffff00" draw:marker-start-width="0.279cm" draw:marker-end-width="0.279cm" draw:fill="solid" draw:fill-color="#3333b2" draw:textarea-horizontal-align="justify" draw:textarea-vertical-align="middle" draw:auto-grow-height="false" fo:min-height="4.397cm" fo:min-width="8.465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draw:stroke="solid" draw:stroke-dash="Ultrafine_20_Dashed" draw:fill="solid" draw:fill-color="#3333b2" draw:textarea-vertical-align="middle"/>
    </style:style>
    <style:style style:name="gr4" style:family="graphic" style:parent-style-name="standard">
      <style:graphic-properties draw:stroke="solid" draw:stroke-dash="Ultrafine_20_Dashed" draw:fill="solid" draw:fill-color="#3333b2" draw:textarea-horizontal-align="justify" draw:textarea-vertical-align="middle" draw:auto-grow-height="false" fo:min-height="0.01cm" fo:min-width="0cm"/>
    </style:style>
    <style:style style:name="gr5" style:family="graphic" style:parent-style-name="standard">
      <style:graphic-properties draw:stroke="solid" draw:stroke-dash="Ultrafine_20_Dashed" draw:fill="solid" draw:fill-color="#3333b2" draw:textarea-horizontal-align="justify" draw:textarea-vertical-align="middle" draw:auto-grow-height="false" fo:min-height="0.011cm" fo:min-width="0cm"/>
    </style:style>
    <style:style style:name="gr6" style:family="graphic" style:parent-style-name="objectwithoutfill">
      <style:graphic-properties draw:fill="solid" draw:fill-color="#3333b2" draw:textarea-vertical-align="middle"/>
    </style:style>
    <style:style style:name="gr7" style:family="graphic" style:parent-style-name="standard">
      <style:graphic-properties draw:fill="solid" draw:fill-color="#3333b2" draw:textarea-horizontal-align="justify" draw:textarea-vertical-align="middle" draw:auto-grow-height="false" fo:min-height="0.021cm" fo:min-width="0cm"/>
    </style:style>
    <style:style style:name="gr8" style:family="graphic" style:parent-style-name="standard">
      <style:graphic-properties draw:fill="solid" draw:fill-color="#3333b2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3333b2" draw:textarea-horizontal-align="justify" draw:textarea-vertical-align="middle" draw:auto-grow-height="false" fo:min-height="0.109cm" fo:min-width="0cm"/>
    </style:style>
    <style:style style:name="gr10" style:family="graphic" style:parent-style-name="standard">
      <style:graphic-properties draw:fill="solid" draw:fill-color="#3333b2" draw:textarea-horizontal-align="justify" draw:textarea-vertical-align="middle" draw:auto-grow-height="false" fo:min-height="0.217cm" fo:min-width="0cm"/>
    </style:style>
    <style:style style:name="gr11" style:family="graphic" style:parent-style-name="standard">
      <style:graphic-properties draw:fill="solid" draw:fill-color="#3333b2" draw:textarea-horizontal-align="justify" draw:textarea-vertical-align="middle" draw:auto-grow-height="false" fo:min-height="0.074cm" fo:min-width="0cm"/>
    </style:style>
    <style:style style:name="gr12" style:family="graphic" style:parent-style-name="standard">
      <style:graphic-properties draw:fill="solid" draw:fill-color="#3333b2" draw:textarea-horizontal-align="justify" draw:textarea-vertical-align="middle" draw:auto-grow-height="false" fo:min-height="0.289cm" fo:min-width="0cm"/>
    </style:style>
    <style:style style:name="gr13" style:family="graphic" style:parent-style-name="standard">
      <style:graphic-properties draw:fill="solid" draw:fill-color="#3333b2" draw:textarea-horizontal-align="justify" draw:textarea-vertical-align="middle" draw:auto-grow-height="false" fo:min-height="0.253cm" fo:min-width="0cm"/>
    </style:style>
    <style:style style:name="gr14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71cm"/>
      <style:paragraph-properties style:writing-mode="lr-tb"/>
    </style:style>
    <style:style style:name="gr16" style:family="graphic" style:parent-style-name="standard">
      <style:graphic-properties draw:fill="solid" draw:fill-color="#3333b2" draw:textarea-horizontal-align="justify" draw:textarea-vertical-align="middle" draw:auto-grow-height="false" fo:min-height="0.207cm" fo:min-width="0cm"/>
    </style:style>
    <style:style style:name="gr17" style:family="graphic" style:parent-style-name="standard">
      <style:graphic-properties draw:fill="solid" draw:fill-color="#3333b2" draw:textarea-horizontal-align="justify" draw:textarea-vertical-align="middle" draw:auto-grow-height="false" fo:min-height="0.204cm" fo:min-width="0cm"/>
    </style:style>
    <style:style style:name="gr18" style:family="graphic" style:parent-style-name="standard">
      <style:graphic-properties draw:fill="solid" draw:fill-color="#3333b2" draw:textarea-horizontal-align="justify" draw:textarea-vertical-align="middle" draw:auto-grow-height="false" fo:min-height="0.101cm" fo:min-width="0cm"/>
    </style:style>
    <style:style style:name="gr19" style:family="graphic" style:parent-style-name="standard">
      <style:graphic-properties draw:fill="solid" draw:fill-color="#3333b2" draw:textarea-horizontal-align="justify" draw:textarea-vertical-align="middle" draw:auto-grow-height="false" fo:min-height="0.205cm" fo:min-width="0cm"/>
    </style:style>
    <style:style style:name="gr20" style:family="graphic" style:parent-style-name="standard">
      <style:graphic-properties draw:fill="solid" draw:fill-color="#3333b2" draw:textarea-horizontal-align="justify" draw:textarea-vertical-align="middle" draw:auto-grow-height="false" fo:min-height="0.171cm" fo:min-width="0cm"/>
    </style:style>
    <style:style style:name="gr21" style:family="graphic" style:parent-style-name="standard">
      <style:graphic-properties draw:fill="solid" draw:fill-color="#3333b2" draw:textarea-horizontal-align="justify" draw:textarea-vertical-align="middle" draw:auto-grow-height="false" fo:min-height="0.311cm" fo:min-width="0.026cm"/>
    </style:style>
    <style:style style:name="gr22" style:family="graphic" style:parent-style-name="standard">
      <style:graphic-properties draw:fill="solid" draw:fill-color="#3333b2" draw:textarea-horizontal-align="justify" draw:textarea-vertical-align="middle" draw:auto-grow-height="false" fo:min-height="0.38cm" fo:min-width="0.09cm"/>
    </style:style>
    <style:style style:name="gr23" style:family="graphic" style:parent-style-name="standard">
      <style:graphic-properties draw:fill="solid" draw:fill-color="#3333b2" draw:textarea-horizontal-align="justify" draw:textarea-vertical-align="middle" draw:auto-grow-height="false" fo:min-height="0.136cm" fo:min-width="0cm"/>
    </style:style>
    <style:style style:name="gr24" style:family="graphic" style:parent-style-name="standard">
      <style:graphic-properties svg:stroke-width="0.053cm" svg:stroke-color="#ffff00" draw:marker-start-width="0.279cm" draw:marker-end-width="0.279cm" draw:fill="solid" draw:fill-color="#3333b2" draw:textarea-horizontal-align="justify" draw:textarea-vertical-align="middle" draw:auto-grow-height="false" fo:min-height="0.195cm" fo:min-width="0.915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ffff00" draw:marker-start-width="0.279cm" draw:marker-end-width="0.279cm" draw:fill="solid" draw:fill-color="#3333b2" draw:textarea-horizontal-align="justify" draw:textarea-vertical-align="middle" draw:auto-grow-height="false" fo:min-height="1.36cm" fo:min-width="2.453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svg:stroke-width="0.053cm" svg:stroke-color="#ffff00" draw:marker-start-width="0.279cm" draw:marker-end-width="0.279cm" draw:fill="solid" draw:fill-color="#3333b2" draw:textarea-horizontal-align="justify" draw:textarea-vertical-align="middle" draw:auto-grow-height="false" fo:min-height="1.69cm" fo:min-width="2.93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 style:list-style-name="L1">
      <style:graphic-properties svg:stroke-width="0.053cm" svg:stroke-color="#ffff00" draw:marker-start-width="0.279cm" draw:marker-end-width="0.279cm" draw:fill="none" draw:fill-color="#3333b2" draw:textarea-horizontal-align="justify" draw:textarea-vertical-align="middle" draw:auto-grow-height="false" fo:min-height="3.303cm" fo:min-width="4.069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svg:stroke-width="0.053cm" svg:stroke-color="#ffff00" draw:marker-start-width="0.279cm" draw:marker-end-width="0.279cm" draw:fill="solid" draw:fill-color="#3333b2" draw:textarea-horizontal-align="justify" draw:textarea-vertical-align="middle" draw:auto-grow-height="false" fo:min-height="1.241cm" fo:min-width="8.865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svg:stroke-width="0.053cm" svg:stroke-color="#ffff00" draw:marker-start-width="0.279cm" draw:marker-end-width="0.279cm" draw:fill="solid" draw:fill-color="#ffffff" draw:textarea-horizontal-align="justify" draw:textarea-vertical-align="middle" draw:auto-grow-height="false" fo:min-height="0.754cm" fo:min-width="8.351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 style:list-style-name="L1">
      <style:graphic-properties svg:stroke-width="0.053cm" svg:stroke-color="#ffff00" draw:marker-start-width="0.279cm" draw:marker-end-width="0.279cm" draw:fill="solid" draw:fill-color="#ffffff" draw:textarea-horizontal-align="justify" draw:textarea-vertical-align="middle" draw:auto-grow-height="false" fo:min-height="1.97cm" fo:min-width="8.221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 style:list-style-name="L1">
      <style:graphic-properties svg:stroke-width="0.053cm" svg:stroke-color="#ffff00" draw:marker-start-width="0.279cm" draw:marker-end-width="0.279cm" draw:fill="solid" draw:fill-color="#ffffff" draw:textarea-horizontal-align="justify" draw:textarea-vertical-align="middle" draw:auto-grow-height="false" fo:min-height="1.129cm" fo:min-width="8.311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>
      <style:graphic-properties svg:stroke-width="0.053cm" svg:stroke-color="#ffff00" draw:marker-start-width="0.279cm" draw:marker-end-width="0.279cm" draw:fill="solid" draw:fill-color="#3333b2" draw:textarea-horizontal-align="justify" draw:textarea-vertical-align="middle" draw:auto-grow-height="false" fo:min-height="1.189cm" fo:min-width="8.813cm" fo:padding-top="0.151cm" fo:padding-bottom="0.151cm" fo:padding-left="0.276cm" fo:padding-right="0.276cm"/>
      <style:paragraph-properties style:writing-mode="lr-tb"/>
    </style:style>
    <style:style style:name="gr33" style:family="graphic" style:parent-style-name="objectwithoutfill">
      <style:graphic-properties svg:stroke-width="0.106cm" draw:marker-start-width="0.359cm" draw:marker-end-width="0.359cm" draw:fill="solid" draw:fill-color="#3333b2" draw:textarea-vertical-align="middle" fo:padding-top="0.178cm" fo:padding-bottom="0.178cm" fo:padding-left="0.303cm" fo:padding-right="0.303cm"/>
    </style:style>
    <style:style style:name="gr34" style:family="graphic" style:parent-style-name="objectwithoutfill">
      <style:graphic-properties svg:stroke-width="0.106cm" draw:marker-start-width="0.358cm" draw:marker-end-width="0.358cm" draw:fill="solid" draw:fill-color="#3333b2" draw:textarea-vertical-align="middle" fo:padding-top="0.177cm" fo:padding-bottom="0.177cm" fo:padding-left="0.302cm" fo:padding-right="0.302cm"/>
    </style:style>
    <style:style style:name="gr35" style:family="graphic" style:parent-style-name="standard">
      <style:graphic-properties draw:fill="solid" draw:fill-color="#3333b2" draw:textarea-horizontal-align="justify" draw:textarea-vertical-align="middle" draw:auto-grow-height="false" fo:min-height="0.002cm" fo:min-width="0cm"/>
    </style:style>
    <style:style style:name="gr36" style:family="graphic" style:parent-style-name="standard">
      <style:graphic-properties draw:fill="solid" draw:fill-color="#3333b2" draw:textarea-horizontal-align="justify" draw:textarea-vertical-align="middle" draw:auto-grow-height="false" fo:min-height="0.001cm" fo:min-width="0cm"/>
    </style:style>
    <style:style style:name="gr37" style:family="graphic" style:parent-style-name="standard">
      <style:graphic-properties svg:stroke-width="0.053cm" svg:stroke-color="#ffff00" draw:marker-start-width="0.279cm" draw:marker-end-width="0.279cm" draw:fill="solid" draw:fill-color="#3333b2" draw:textarea-horizontal-align="justify" draw:textarea-vertical-align="middle" draw:auto-grow-height="false" fo:min-height="0.143cm" fo:min-width="0.863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ffff00" draw:marker-start-width="0.279cm" draw:marker-end-width="0.279cm" draw:fill="solid" draw:fill-color="#3333b2" draw:textarea-horizontal-align="justify" draw:textarea-vertical-align="middle" draw:auto-grow-height="false" fo:min-height="0.587cm" fo:min-width="1.065cm" fo:padding-top="0.151cm" fo:padding-bottom="0.151cm" fo:padding-left="0.276cm" fo:padding-right="0.276cm"/>
    </style:style>
    <style:style style:name="gr39" style:family="graphic" style:parent-style-name="standard" style:list-style-name="L1">
      <style:graphic-properties svg:stroke-width="0.053cm" svg:stroke-color="#ffff00" draw:marker-start-width="0.279cm" draw:marker-end-width="0.279cm" draw:fill="none" draw:fill-color="#3333b2" draw:textarea-horizontal-align="justify" draw:textarea-vertical-align="middle" draw:auto-grow-height="false" fo:min-height="4.976cm" fo:min-width="3.919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 style:list-style-name="L1">
      <style:graphic-properties svg:stroke-width="0.053cm" svg:stroke-color="#ffff00" draw:marker-start-width="0.279cm" draw:marker-end-width="0.279cm" draw:fill="none" draw:fill-color="#3333b2" draw:textarea-horizontal-align="justify" draw:textarea-vertical-align="middle" draw:auto-grow-height="false" fo:min-height="4.882cm" fo:min-width="3.919cm" fo:padding-top="0.151cm" fo:padding-bottom="0.151cm" fo:padding-left="0.276cm" fo:padding-right="0.276cm"/>
      <style:paragraph-properties style:writing-mode="lr-tb"/>
    </style:style>
    <style:style style:name="gr41" style:family="graphic" style:parent-style-name="standard" style:list-style-name="L1">
      <style:graphic-properties svg:stroke-width="0.053cm" svg:stroke-color="#ffff00" draw:marker-start-width="0.279cm" draw:marker-end-width="0.279cm" draw:fill="none" draw:fill-color="#3333b2" draw:textarea-horizontal-align="justify" draw:textarea-vertical-align="middle" draw:auto-grow-height="false" fo:min-height="4.346cm" fo:min-width="3.689cm" fo:padding-top="0.151cm" fo:padding-bottom="0.151cm" fo:padding-left="0.276cm" fo:padding-right="0.276cm"/>
      <style:paragraph-properties style:writing-mode="lr-tb"/>
    </style:style>
    <style:style style:name="gr42" style:family="graphic" style:parent-style-name="standard" style:list-style-name="L1">
      <style:graphic-properties svg:stroke-width="0.053cm" svg:stroke-color="#ffff00" draw:marker-start-width="0.279cm" draw:marker-end-width="0.279cm" draw:fill="none" draw:fill-color="#3333b2" draw:textarea-horizontal-align="justify" draw:textarea-vertical-align="middle" draw:auto-grow-height="false" fo:min-height="4.346cm" fo:min-width="3.689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solid" draw:fill-color="#3333b2"/>
      <style:paragraph-properties fo:text-align="center" style:writing-mode="lr-tb"/>
      <style:text-properties fo:color="#ffff00" fo:font-weight="bold"/>
    </style:style>
    <style:style style:name="P2" style:family="paragraph">
      <loext:graphic-properties draw:fill="solid" draw:fill-color="#3333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00" fo:font-weight="bold"/>
    </style:style>
    <style:style style:name="P5" style:family="paragraph">
      <style:paragraph-properties fo:text-align="start" style:writing-mode="lr-tb"/>
      <style:text-properties fo:color="#ffff00" fo:font-weight="bold"/>
    </style:style>
    <style:style style:name="P6" style:family="paragraph">
      <loext:graphic-properties draw:fill="solid" draw:fill-color="#3333b2"/>
      <style:paragraph-properties fo:text-align="start" style:writing-mode="lr-tb"/>
      <style:text-properties fo:color="#ffff00" fo:font-weight="bold"/>
    </style:style>
    <style:style style:name="P7" style:family="paragraph">
      <style:paragraph-properties fo:text-align="center" style:writing-mode="lr-tb"/>
      <style:text-properties fo:color="#ffff00" fo:font-weight="bold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333b2"/>
    </style:style>
    <style:style style:name="P9" style:family="paragraph">
      <loext:graphic-properties draw:fill="none" draw:fill-color="#3333b2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333b2"/>
    </style:style>
    <style:style style:name="P10" style:family="paragraph">
      <style:paragraph-properties fo:text-align="center" style:writing-mode="lr-tb"/>
      <style:text-properties fo:color="#000000" fo:font-weight="bold"/>
    </style:style>
    <style:style style:name="P11" style:family="paragraph">
      <loext:graphic-properties draw:fill="solid" draw:fill-color="#ffffff"/>
      <style:paragraph-properties fo:text-align="center" style:writing-mode="lr-tb"/>
      <style:text-properties fo:color="#000000" fo:font-weight="bold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000000" fo:font-weight="bold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000000" fo:font-weight="bold"/>
    </style:style>
    <style:style style:name="P14" style:family="paragraph">
      <loext:graphic-properties draw:fill="none" draw:fill-color="#3333b2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00"/>
    </style:style>
    <style:style style:name="T1" style:family="text">
      <style:text-properties fo:color="#ffff00" fo:font-weight="bold"/>
    </style:style>
    <style:style style:name="T2" style:family="text">
      <style:text-properties fo:color="#3333b2" fo:font-size="16pt" fo:text-shadow="none" fo:font-weight="bold" style:font-size-asian="16pt" style:font-weight-asian="bold" style:font-size-complex="16pt" style:font-weight-complex="bold"/>
    </style:style>
    <style:style style:name="T3" style:family="text">
      <style:text-properties fo:color="#000000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">
        <draw:custom-shape draw:style-name="gr1" draw:text-style-name="P1" draw:layer="layout" svg:width="9.525cm" svg:height="6.119cm" svg:x="7.055cm" svg:y="8.068cm">
          <text:p/>
          <draw:enhanced-geometry svg:viewBox="0 0 21600 21600" draw:path-stretchpoint-x="10800" draw:path-stretchpoint-y="10800" draw:text-areas="?f3 ?f4 ?f5 ?f6" draw:type="round-rectangle" draw:modifiers="1352.073732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9.525cm" svg:height="5.207cm" svg:x="7.055cm" svg:y="2.368cm">
          <text:p/>
          <draw:enhanced-geometry svg:viewBox="0 0 21600 21600" draw:path-stretchpoint-x="10800" draw:path-stretchpoint-y="10800" draw:text-areas="?f3 ?f4 ?f5 ?f6" draw:type="round-rectangle" draw:modifiers="1352.073732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onnector draw:style-name="gr3" draw:text-style-name="P2" xml:id="id1" draw:id="id1" draw:layer="layout" draw:type="line" svg:x1="20.8cm" svg:y1="5.762cm" svg:x2="22.999cm" svg:y2="7.941cm" svg:d="M20800 5762l2199 2179" svg:viewBox="0 0 2200 2180">
            <text:p/>
          </draw:connector>
          <draw:connector draw:style-name="gr3" draw:text-style-name="P2" xml:id="id2" draw:id="id2" draw:layer="layout" draw:type="line" svg:x1="22.999cm" svg:y1="7.941cm" svg:x2="20.012cm" svg:y2="8.176cm" draw:start-shape="id1" draw:start-glue-point="3" svg:d="M22999 7941l-2987 235" svg:viewBox="0 0 2988 236">
            <text:p/>
          </draw:connector>
          <draw:connector draw:style-name="gr3" draw:text-style-name="P2" xml:id="id3" draw:id="id3" draw:layer="layout" draw:type="line" svg:x1="20.012cm" svg:y1="8.176cm" svg:x2="22.37cm" svg:y2="5.36cm" draw:start-shape="id2" draw:start-glue-point="3" svg:d="M20012 8176l2358-2816" svg:viewBox="0 0 2359 2817">
            <text:p/>
          </draw:connector>
          <draw:connector draw:style-name="gr3" draw:text-style-name="P2" xml:id="id5" draw:id="id5" draw:layer="layout" draw:type="line" svg:x1="22.37cm" svg:y1="5.36cm" svg:x2="21.929cm" svg:y2="9.817cm" draw:start-shape="id3" draw:start-glue-point="3" svg:d="M22370 5360l-441 4457" svg:viewBox="0 0 442 4458">
            <text:p/>
          </draw:connector>
          <draw:connector draw:style-name="gr3" draw:text-style-name="P2" xml:id="id4" draw:id="id4" draw:layer="layout" draw:type="line" svg:x1="20.8cm" svg:y1="5.762cm" svg:x2="19.225cm" svg:y2="6.701cm" draw:start-shape="id1" draw:start-glue-point="2" svg:d="M20800 5762l-1575 939" svg:viewBox="0 0 1576 940">
            <text:p/>
          </draw:connector>
          <draw:connector draw:style-name="gr3" draw:text-style-name="P2" draw:layer="layout" draw:type="line" svg:x1="19.225cm" svg:y1="6.701cm" svg:x2="22.999cm" svg:y2="7.941cm" draw:start-shape="id4" draw:start-glue-point="3" draw:end-shape="id1" draw:end-glue-point="3" svg:d="M19225 6701l3774 1240" svg:viewBox="0 0 3775 1241">
            <text:p/>
          </draw:connector>
          <draw:connector draw:style-name="gr3" draw:text-style-name="P2" draw:layer="layout" draw:type="line" svg:x1="21.929cm" svg:y1="9.817cm" svg:x2="20.012cm" svg:y2="8.176cm" draw:start-shape="id5" draw:start-glue-point="3" draw:end-shape="id2" draw:end-glue-point="3" svg:d="M21929 9817l-1917-1641" svg:viewBox="0 0 1918 1642">
            <text:p/>
          </draw:connector>
          <draw:connector draw:style-name="gr3" draw:text-style-name="P2" xml:id="id6" draw:id="id6" draw:layer="layout" draw:type="line" svg:x1="23.469cm" svg:y1="6.265cm" svg:x2="22.37cm" svg:y2="5.36cm" draw:end-shape="id3" draw:end-glue-point="3" svg:d="M23469 6265l-1099-905" svg:viewBox="0 0 1100 906">
            <text:p/>
          </draw:connector>
          <draw:connector draw:style-name="gr3" draw:text-style-name="P2" draw:layer="layout" draw:type="line" svg:x1="23.469cm" svg:y1="6.265cm" svg:x2="22.999cm" svg:y2="7.941cm" draw:start-shape="id6" draw:start-glue-point="2" draw:end-shape="id1" draw:end-glue-point="3" svg:d="M23469 6265l-470 1676" svg:viewBox="0 0 471 1677">
            <text:p/>
          </draw:connector>
          <draw:connector draw:style-name="gr3" draw:text-style-name="P2" draw:layer="layout" draw:type="line" svg:x1="23.469cm" svg:y1="6.265cm" svg:x2="21.899cm" svg:y2="6.851cm" draw:start-shape="id6" draw:start-glue-point="2" draw:end-shape="id1" draw:end-glue-point="0" svg:d="M23469 6265l-1570 586" svg:viewBox="0 0 1571 587">
            <text:p/>
          </draw:connector>
          <draw:custom-shape draw:style-name="gr4" draw:text-style-name="P2" draw:layer="layout" svg:width="0.344cm" svg:height="0.366cm" svg:x="23.167cm" svg:y="6.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343cm" svg:height="0.367cm" svg:x="22.806cm" svg:y="7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345cm" svg:height="0.367cm" svg:x="21.722cm" svg:y="6.7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342cm" svg:height="0.367cm" svg:x="22.174cm" svg:y="5.1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345cm" svg:height="0.367cm" svg:x="20.637cm" svg:y="5.6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344cm" svg:height="0.367cm" svg:x="19.193cm" svg:y="6.5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343cm" svg:height="0.367cm" svg:x="19.916cm" svg:y="7.9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345cm" svg:height="0.367cm" svg:x="21.722cm" svg:y="9.5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onnector draw:style-name="gr6" draw:text-style-name="P2" xml:id="id7" draw:id="id7" draw:layer="layout" draw:type="line" svg:x1="2.006cm" svg:y1="9.078cm" svg:x2="4.225cm" svg:y2="11.337cm" svg:d="M2006 9078l2219 2259" svg:viewBox="0 0 2220 2260">
            <text:p/>
          </draw:connector>
          <draw:connector draw:style-name="gr6" draw:text-style-name="P2" xml:id="id8" draw:id="id8" draw:layer="layout" draw:type="line" svg:x1="4.225cm" svg:y1="11.337cm" svg:x2="1.215cm" svg:y2="11.58cm" draw:start-shape="id7" draw:start-glue-point="3" svg:d="M4225 11337l-3010 243" svg:viewBox="0 0 3011 244">
            <text:p/>
          </draw:connector>
          <draw:connector draw:style-name="gr6" draw:text-style-name="P2" xml:id="id9" draw:id="id9" draw:layer="layout" draw:type="line" svg:x1="1.215cm" svg:y1="11.58cm" svg:x2="3.592cm" svg:y2="8.66cm" draw:start-shape="id8" draw:start-glue-point="3" svg:d="M1215 11580l2377-2920" svg:viewBox="0 0 2378 2921">
            <text:p/>
          </draw:connector>
          <draw:connector draw:style-name="gr6" draw:text-style-name="P2" xml:id="id11" draw:id="id11" draw:layer="layout" draw:type="line" svg:x1="3.592cm" svg:y1="8.66cm" svg:x2="3.147cm" svg:y2="13.283cm" draw:start-shape="id9" draw:start-glue-point="3" svg:d="M3592 8660l-445 4623" svg:viewBox="0 0 446 4624">
            <text:p/>
          </draw:connector>
          <draw:connector draw:style-name="gr6" draw:text-style-name="P2" xml:id="id10" draw:id="id10" draw:layer="layout" draw:type="line" svg:x1="2.006cm" svg:y1="9.078cm" svg:x2="0.421cm" svg:y2="10.051cm" draw:start-shape="id7" draw:start-glue-point="2" svg:d="M2006 9078l-1585 973" svg:viewBox="0 0 1586 974">
            <text:p/>
          </draw:connector>
          <draw:connector draw:style-name="gr6" draw:text-style-name="P2" draw:layer="layout" draw:type="line" svg:x1="0.421cm" svg:y1="10.051cm" svg:x2="4.225cm" svg:y2="11.337cm" draw:start-shape="id10" draw:start-glue-point="3" draw:end-shape="id7" draw:end-glue-point="3" svg:d="M421 10051l3804 1286" svg:viewBox="0 0 3805 1287">
            <text:p/>
          </draw:connector>
          <draw:connector draw:style-name="gr6" draw:text-style-name="P2" draw:layer="layout" draw:type="line" svg:x1="3.147cm" svg:y1="13.283cm" svg:x2="1.215cm" svg:y2="11.58cm" draw:start-shape="id11" draw:start-glue-point="3" draw:end-shape="id8" draw:end-glue-point="3" svg:d="M3147 13283l-1932-1703" svg:viewBox="0 0 1933 1704">
            <text:p/>
          </draw:connector>
          <draw:connector draw:style-name="gr6" draw:text-style-name="P2" xml:id="id12" draw:id="id12" draw:layer="layout" draw:type="line" svg:x1="4.701cm" svg:y1="9.599cm" svg:x2="3.592cm" svg:y2="8.66cm" draw:end-shape="id9" draw:end-glue-point="3" svg:d="M4701 9599l-1109-939" svg:viewBox="0 0 1110 940">
            <text:p/>
          </draw:connector>
          <draw:connector draw:style-name="gr6" draw:text-style-name="P2" draw:layer="layout" draw:type="line" svg:x1="4.701cm" svg:y1="9.599cm" svg:x2="4.225cm" svg:y2="11.337cm" draw:start-shape="id12" draw:start-glue-point="2" draw:end-shape="id7" draw:end-glue-point="3" svg:d="M4701 9599l-476 1738" svg:viewBox="0 0 477 1739">
            <text:p/>
          </draw:connector>
          <draw:connector draw:style-name="gr6" draw:text-style-name="P2" draw:layer="layout" draw:type="line" svg:x1="4.701cm" svg:y1="9.599cm" svg:x2="3.115cm" svg:y2="10.207cm" draw:start-shape="id12" draw:start-glue-point="2" draw:end-shape="id7" draw:end-glue-point="0" svg:d="M4701 9599l-1586 608" svg:viewBox="0 0 1587 609">
            <text:p/>
          </draw:connector>
          <draw:custom-shape draw:style-name="gr7" draw:text-style-name="P2" draw:layer="layout" svg:width="0.346cm" svg:height="0.381cm" svg:x="4.396cm" svg:y="9.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232cm" svg:height="0.255cm" svg:x="4.121cm" svg:y="11.1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63cm" svg:height="0.507cm" svg:x="2.938cm" svg:y="10.0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0.601cm" svg:height="0.659cm" svg:x="3.393cm" svg:y="8.4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" draw:layer="layout" svg:width="0.415cm" svg:height="0.456cm" svg:x="1.846cm" svg:y="8.9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0.694cm" svg:height="0.761cm" svg:x="0.297cm" svg:y="9.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draw:layer="layout" svg:width="0.647cm" svg:height="0.709cm" svg:x="1.117cm" svg:y="11.3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0.347cm" svg:height="0.381cm" svg:x="2.938cm" svg:y="12.8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4" draw:text-style-name="P4" draw:layer="layout" svg:width="8.89cm" svg:height="1.521cm" svg:x="7.436cm" svg:y="5.959cm">
          <draw:text-box>
            <text:p text:style-name="P3"><text:span text:style-name="T1">Génération des phrases candidates</text:span></text:p>
          </draw:text-box>
        </draw:frame>
        <draw:frame draw:style-name="gr15" draw:text-style-name="P4" draw:layer="layout" svg:width="9.044cm" svg:height="1.021cm" svg:x="7.282cm" svg:y="13.209cm">
          <draw:text-box>
            <text:p text:style-name="P3"><text:span text:style-name="T1">Notation des phrases</text:span></text:p>
          </draw:text-box>
        </draw:frame>
        <draw:g>
          <draw:connector draw:style-name="gr6" draw:text-style-name="P2" xml:id="id13" draw:id="id13" draw:layer="layout" draw:type="line" svg:x1="20.732cm" svg:y1="11.842cm" svg:x2="22.955cm" svg:y2="14.043cm" svg:d="M20732 11842l2223 2201" svg:viewBox="0 0 2224 2202">
            <text:p/>
          </draw:connector>
          <draw:connector draw:style-name="gr6" draw:text-style-name="P2" xml:id="id14" draw:id="id14" draw:layer="layout" draw:type="line" svg:x1="22.955cm" svg:y1="14.043cm" svg:x2="19.939cm" svg:y2="14.28cm" draw:start-shape="id13" draw:start-glue-point="3" svg:d="M22955 14043l-3016 237" svg:viewBox="0 0 3017 238">
            <text:p/>
          </draw:connector>
          <draw:connector draw:style-name="gr6" draw:text-style-name="P2" xml:id="id15" draw:id="id15" draw:layer="layout" draw:type="line" svg:x1="19.939cm" svg:y1="14.28cm" svg:x2="22.321cm" svg:y2="11.435cm" draw:start-shape="id14" draw:start-glue-point="3" svg:d="M19939 14280l2382-2845" svg:viewBox="0 0 2383 2846">
            <text:p/>
          </draw:connector>
          <draw:connector draw:style-name="gr6" draw:text-style-name="P2" xml:id="id17" draw:id="id17" draw:layer="layout" draw:type="line" svg:x1="22.321cm" svg:y1="11.435cm" svg:x2="21.876cm" svg:y2="15.94cm" draw:start-shape="id15" draw:start-glue-point="3" svg:d="M22321 11435l-445 4505" svg:viewBox="0 0 446 4506">
            <text:p/>
          </draw:connector>
          <draw:connector draw:style-name="gr6" draw:text-style-name="P2" xml:id="id16" draw:id="id16" draw:layer="layout" draw:type="line" svg:x1="20.732cm" svg:y1="11.842cm" svg:x2="19.144cm" svg:y2="12.791cm" draw:start-shape="id13" draw:start-glue-point="2" svg:d="M20732 11842l-1588 949" svg:viewBox="0 0 1589 950">
            <text:p/>
          </draw:connector>
          <draw:connector draw:style-name="gr6" draw:text-style-name="P2" draw:layer="layout" draw:type="line" svg:x1="19.144cm" svg:y1="12.791cm" svg:x2="22.955cm" svg:y2="14.043cm" draw:start-shape="id16" draw:start-glue-point="3" draw:end-shape="id13" draw:end-glue-point="3" svg:d="M19144 12791l3811 1252" svg:viewBox="0 0 3812 1253">
            <text:p/>
          </draw:connector>
          <draw:connector draw:style-name="gr6" draw:text-style-name="P2" draw:layer="layout" draw:type="line" svg:x1="21.876cm" svg:y1="15.94cm" svg:x2="19.939cm" svg:y2="14.28cm" draw:start-shape="id17" draw:start-glue-point="3" draw:end-shape="id14" draw:end-glue-point="3" svg:d="M21876 15940l-1937-1660" svg:viewBox="0 0 1938 1661">
            <text:p/>
          </draw:connector>
          <draw:connector draw:style-name="gr6" draw:text-style-name="P2" xml:id="id18" draw:id="id18" draw:layer="layout" draw:type="line" svg:x1="23.432cm" svg:y1="12.348cm" svg:x2="22.321cm" svg:y2="11.435cm" draw:end-shape="id15" draw:end-glue-point="3" svg:d="M23432 12348l-1111-913" svg:viewBox="0 0 1112 914">
            <text:p/>
          </draw:connector>
          <draw:connector draw:style-name="gr6" draw:text-style-name="P2" draw:layer="layout" draw:type="line" svg:x1="23.432cm" svg:y1="12.348cm" svg:x2="22.955cm" svg:y2="14.043cm" draw:start-shape="id18" draw:start-glue-point="2" draw:end-shape="id13" draw:end-glue-point="3" svg:d="M23432 12348l-477 1695" svg:viewBox="0 0 478 1696">
            <text:p/>
          </draw:connector>
          <draw:connector draw:style-name="gr6" draw:text-style-name="P2" draw:layer="layout" draw:type="line" svg:x1="23.432cm" svg:y1="12.348cm" svg:x2="21.843cm" svg:y2="12.942cm" draw:start-shape="id18" draw:start-glue-point="2" draw:end-shape="id13" draw:end-glue-point="0" svg:d="M23432 12348l-1589 594" svg:viewBox="0 0 1590 595">
            <text:p/>
          </draw:connector>
          <draw:custom-shape draw:style-name="gr16" draw:text-style-name="P2" draw:layer="layout" svg:width="0.593cm" svg:height="0.645cm" svg:x="23.126cm" svg:y="12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2" draw:layer="layout" svg:width="0.601cm" svg:height="0.642cm" svg:x="22.67cm" svg:y="13.7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" draw:layer="layout" svg:width="0.463cm" svg:height="0.495cm" svg:x="21.667cm" svg:y="12.8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2" draw:layer="layout" svg:width="0.603cm" svg:height="0.643cm" svg:x="22.122cm" svg:y="11.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" draw:layer="layout" svg:width="0.557cm" svg:height="0.593cm" svg:x="20.571cm" svg:y="11.7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" draw:layer="layout" svg:width="0.742cm" svg:height="0.791cm" svg:x="19.02cm" svg:y="12.4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" draw:layer="layout" svg:width="0.832cm" svg:height="0.89cm" svg:x="19.751cm" svg:y="13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" draw:layer="layout" svg:width="0.509cm" svg:height="0.544cm" svg:x="21.667cm" svg:y="15.5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4" draw:text-style-name="P2" draw:layer="layout" svg:width="1.617cm" svg:height="0.889cm" svg:x="16.885cm" svg:y="0.6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" draw:layer="layout" svg:width="1.617cm" svg:height="0.889cm" svg:x="16.873cm" svg:y="2.82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3.429cm" svg:height="2.413cm" svg:x="1.386cm" svg:y="0.244cm">
          <text:p text:style-name="P5"><text:span text:style-name="T1">Texte(s)</text:span></text:p>
          <text:p text:style-name="P5"><text:span text:style-name="T1">d’entré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6" draw:text-style-name="P1" draw:layer="layout" svg:width="3.429cm" svg:height="2.413cm" svg:x="1.242cm" svg:y="14.346cm">
          <text:p text:style-name="P7"><text:span text:style-name="T1">Résumé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7" draw:text-style-name="P9" draw:layer="layout" svg:width="4.953cm" svg:height="3.937cm" svg:x="18.866cm" svg:y="0.217cm">
          <text:p text:style-name="P8"><text:span text:style-name="T2">S1 = {“ ”, “ ”, “ ”}</text:span></text:p>
          <text:p text:style-name="P8"><text:span text:style-name="T2">S2 = {“ ”, “ ”, “ ”}</text:span></text:p>
          <text:p text:style-name="P8"><text:span text:style-name="T2">…</text:span></text:p>
          <text:p text:style-name="P8"><text:span text:style-name="T2">Sn = {“ ”, “ ”, “ ”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9.525cm" svg:height="1.651cm" svg:x="7.082cm" svg:y="0.244cm">
          <text:p text:style-name="P7"><text:span text:style-name="T1">Pré-trait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1" draw:layer="layout" svg:width="9.017cm" svg:height="1.17cm" svg:x="7.309cm" svg:y="2.703cm">
          <text:p text:style-name="P10"><text:span text:style-name="T3">Génération du grap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1" draw:layer="layout" svg:width="9.017cm" svg:height="1.17cm" svg:x="7.309cm" svg:y="4.304cm">
          <text:p text:style-name="P10"><text:span text:style-name="T3">Simplification du grap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9.017cm" svg:height="2.516cm" svg:x="7.309cm" svg:y="8.345cm">
          <text:p text:style-name="P12"><text:span text:style-name="T3">Score basé sur la similarité</text:span></text:p>
          <text:p text:style-name="P12"><text:span text:style-name="T3">et <text:s/>les caractéristiques</text:span></text:p>
          <text:p text:style-name="P12"><text:span text:style-name="T3">statistiques (SSF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3" draw:layer="layout" svg:width="9.017cm" svg:height="1.585cm" svg:x="7.309cm" svg:y="11.205cm">
          <text:p text:style-name="P12"><text:span text:style-name="T3">Score cumulatif basé </text:span></text:p>
          <text:p text:style-name="P12"><text:span text:style-name="T3">sur les graphes (G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9.525cm" svg:height="1.651cm" svg:x="7.055cm" svg:y="14.622cm">
          <text:p text:style-name="P7"><text:span text:style-name="T1">Extr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onnector draw:style-name="gr33" draw:text-style-name="P2" xml:id="id19" draw:id="id19" draw:layer="layout" draw:type="line" svg:x1="1.919cm" svg:y1="3.431cm" svg:x2="4.108cm" svg:y2="5.537cm" svg:d="M1919 3431l2189 2106" svg:viewBox="0 0 2190 2107">
            <text:p/>
          </draw:connector>
          <draw:connector draw:style-name="gr33" draw:text-style-name="P2" xml:id="id20" draw:id="id20" draw:layer="layout" draw:type="line" svg:x1="4.108cm" svg:y1="5.537cm" svg:x2="1.139cm" svg:y2="5.765cm" draw:start-shape="id19" draw:start-glue-point="3" svg:d="M4108 5537l-2969 228" svg:viewBox="0 0 2970 229">
            <text:p/>
          </draw:connector>
          <draw:connector draw:style-name="gr33" draw:text-style-name="P2" xml:id="id21" draw:id="id21" draw:layer="layout" draw:type="line" svg:x1="1.139cm" svg:y1="5.765cm" svg:x2="3.484cm" svg:y2="3.042cm" draw:start-shape="id20" draw:start-glue-point="3" svg:d="M1139 5765l2345-2723" svg:viewBox="0 0 2346 2724">
            <text:p/>
          </draw:connector>
          <draw:connector draw:style-name="gr33" draw:text-style-name="P2" xml:id="id23" draw:id="id23" draw:layer="layout" draw:type="line" svg:x1="3.484cm" svg:y1="3.042cm" svg:x2="3.045cm" svg:y2="7.352cm" draw:start-shape="id21" draw:start-glue-point="3" svg:d="M3484 3042l-439 4310" svg:viewBox="0 0 440 4311">
            <text:p/>
          </draw:connector>
          <draw:connector draw:style-name="gr33" draw:text-style-name="P2" xml:id="id22" draw:id="id22" draw:layer="layout" draw:type="line" svg:x1="1.919cm" svg:y1="3.431cm" svg:x2="0.356cm" svg:y2="4.338cm" draw:start-shape="id19" draw:start-glue-point="2" svg:d="M1919 3431l-1563 907" svg:viewBox="0 0 1564 908">
            <text:p/>
          </draw:connector>
          <draw:connector draw:style-name="gr33" draw:text-style-name="P2" draw:layer="layout" draw:type="line" svg:x1="0.356cm" svg:y1="4.338cm" svg:x2="4.108cm" svg:y2="5.537cm" draw:start-shape="id22" draw:start-glue-point="3" draw:end-shape="id19" draw:end-glue-point="3" svg:d="M356 4338l3752 1199" svg:viewBox="0 0 3753 1200">
            <text:p/>
          </draw:connector>
          <draw:connector draw:style-name="gr33" draw:text-style-name="P2" draw:layer="layout" draw:type="line" svg:x1="3.045cm" svg:y1="7.352cm" svg:x2="1.139cm" svg:y2="5.765cm" draw:start-shape="id23" draw:start-glue-point="3" draw:end-shape="id20" draw:end-glue-point="3" svg:d="M3045 7352l-1906-1587" svg:viewBox="0 0 1907 1588">
            <text:p/>
          </draw:connector>
          <draw:connector draw:style-name="gr33" draw:text-style-name="P2" xml:id="id24" draw:id="id24" draw:layer="layout" draw:type="line" svg:x1="4.577cm" svg:y1="3.917cm" svg:x2="3.484cm" svg:y2="3.042cm" draw:end-shape="id21" draw:end-glue-point="3" svg:d="M4577 3917l-1093-875" svg:viewBox="0 0 1094 876">
            <text:p/>
          </draw:connector>
          <draw:connector draw:style-name="gr33" draw:text-style-name="P2" draw:layer="layout" draw:type="line" svg:x1="4.577cm" svg:y1="3.917cm" svg:x2="4.108cm" svg:y2="5.537cm" draw:start-shape="id24" draw:start-glue-point="2" draw:end-shape="id19" draw:end-glue-point="3" svg:d="M4577 3917l-469 1620" svg:viewBox="0 0 470 1621">
            <text:p/>
          </draw:connector>
          <draw:connector draw:style-name="gr34" draw:text-style-name="P2" draw:layer="layout" draw:type="line" svg:x1="4.577cm" svg:y1="3.917cm" svg:x2="3.013cm" svg:y2="4.484cm" draw:start-shape="id24" draw:start-glue-point="2" draw:end-shape="id19" draw:end-glue-point="0" svg:d="M4577 3917l-1564 567" svg:viewBox="0 0 1565 568">
            <text:p/>
          </draw:connector>
          <draw:connector draw:style-name="gr6" draw:text-style-name="P2" draw:layer="layout" draw:type="line" svg:x1="0.356cm" svg:y1="4.338cm" svg:x2="1.139cm" svg:y2="5.765cm" draw:start-shape="id22" draw:start-glue-point="3" draw:end-shape="id20" draw:end-glue-point="3" svg:d="M356 4338l783 1427" svg:viewBox="0 0 784 1428">
            <text:p/>
          </draw:connector>
          <draw:connector draw:style-name="gr6" draw:text-style-name="P2" draw:layer="layout" draw:type="line" svg:x1="4.108cm" svg:y1="5.537cm" svg:x2="3.045cm" svg:y2="7.352cm" draw:start-shape="id19" draw:start-glue-point="3" draw:end-shape="id23" draw:end-glue-point="3" svg:d="M4108 5537l-1063 1815" svg:viewBox="0 0 1064 1816">
            <text:p/>
          </draw:connector>
          <draw:connector draw:style-name="gr6" draw:text-style-name="P2" draw:layer="layout" draw:type="line" svg:x1="3.045cm" svg:y1="7.352cm" svg:x2="1.919cm" svg:y2="3.431cm" draw:start-shape="id23" draw:start-glue-point="3" draw:end-shape="id19" draw:end-glue-point="2" svg:d="M3045 7352l-1126-3921" svg:viewBox="0 0 1127 3922">
            <text:p/>
          </draw:connector>
          <draw:connector draw:style-name="gr6" draw:text-style-name="P2" draw:layer="layout" draw:type="line" svg:x1="1.919cm" svg:y1="3.431cm" svg:x2="1.139cm" svg:y2="5.765cm" draw:start-shape="id19" draw:start-glue-point="2" draw:end-shape="id20" draw:end-glue-point="3" svg:d="M1919 3431l-780 2334" svg:viewBox="0 0 781 2335">
            <text:p/>
          </draw:connector>
          <draw:custom-shape draw:style-name="gr35" draw:text-style-name="P2" draw:layer="layout" svg:width="0.342cm" svg:height="0.354cm" svg:x="3.916cm" svg:y="5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2" draw:layer="layout" svg:width="0.342cm" svg:height="0.354cm" svg:x="4.365cm" svg:y="3.8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2" draw:layer="layout" svg:width="0.343cm" svg:height="0.354cm" svg:x="2.838cm" svg:y="4.3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2" draw:layer="layout" draw:type="line" svg:x1="3.484cm" svg:y1="3.042cm" svg:x2="1.919cm" svg:y2="3.431cm" draw:start-shape="id21" draw:start-glue-point="3" draw:end-shape="id19" draw:end-glue-point="2" svg:d="M3484 3042l-1565 389" svg:viewBox="0 0 1566 390">
            <text:p/>
          </draw:connector>
          <draw:custom-shape draw:style-name="gr35" draw:text-style-name="P2" draw:layer="layout" svg:width="0.343cm" svg:height="0.354cm" svg:x="3.287cm" svg:y="2.8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2" draw:layer="layout" svg:width="0.342cm" svg:height="0.354cm" svg:x="1.761cm" svg:y="3.2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" draw:layer="layout" svg:width="0.342cm" svg:height="0.355cm" svg:x="0.324cm" svg:y="4.1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2" draw:layer="layout" svg:width="0.343cm" svg:height="0.354cm" svg:x="0.952cm" svg:y="5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2" draw:layer="layout" svg:width="0.343cm" svg:height="0.354cm" svg:x="2.838cm" svg:y="7.1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7" draw:text-style-name="P2" draw:layer="layout" svg:width="1.617cm" svg:height="0.889cm" svg:x="16.885cm" svg:y="4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2" draw:layer="layout" svg:width="1.617cm" svg:height="0.889cm" svg:x="16.873cm" svg:y="9.22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2" draw:layer="layout" svg:width="1.617cm" svg:height="0.889cm" svg:x="16.885cm" svg:y="11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2" draw:layer="layout" svg:width="1.617cm" svg:height="0.889cm" svg:x="16.873cm" svg:y="14.92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2" draw:layer="layout" svg:width="1.617cm" svg:height="0.889cm" svg:x="5.185cm" svg:y="0.6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2" draw:layer="layout" svg:width="1.617cm" svg:height="0.889cm" svg:x="5.173cm" svg:y="2.82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2" draw:layer="layout" svg:width="1.617cm" svg:height="0.889cm" svg:x="5.185cm" svg:y="4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2" draw:layer="layout" svg:width="1.617cm" svg:height="0.889cm" svg:x="5.173cm" svg:y="9.22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2" draw:layer="layout" svg:width="1.617cm" svg:height="0.889cm" svg:x="5.185cm" svg:y="11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2" draw:layer="layout" svg:width="1.617cm" svg:height="0.889cm" svg:x="5.173cm" svg:y="14.92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4" draw:layer="layout" svg:width="4.953cm" svg:height="5.76cm" svg:x="18.866cm" svg:y="4.6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4" draw:layer="layout" svg:width="4.953cm" svg:height="5.666cm" svg:x="18.866cm" svg:y="10.7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4" draw:layer="layout" svg:width="4.699cm" svg:height="5.106cm" svg:x="0.197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4" draw:layer="layout" svg:width="4.699cm" svg:height="5.106cm" svg:x="0.197cm" svg:y="8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mbus Roman No9 L2" svg:font-family="'Nimbus Roman No9 L'" style:font-family-generic="system" style:font-pitch="variable"/>
    <style:font-face style:name="Nimbus Roman No9 L3" svg:font-family="'Nimbus Roman No9 L'" style:font-adornments="Regular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DZ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imbus Roman No9 L1" fo:font-family="'Nimbus Roman No9 L'" style:font-style-name="Regular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  <style:paragraph-properties style:writing-mode="lr-tb"/>
      <style:text-properties style:font-name="Nimbus Roman No9 L1" fo:font-family="'Nimbus Roman No9 L'" style:font-style-name="Regular" style:font-family-generic="roman" style:font-pitch="variable" fo:font-size="14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draw:stroke-dash="Ultrafine_20_Dashed" svg:stroke-width="0.03cm" svg:stroke-color="#000000" draw:marker-start="Arrow" draw:marker-start-width="0.13cm" draw:marker-start-center="true" draw:marker-end-width="0.13cm" draw:fill="none" draw:fill-gradient-name="Gradient_20_2" draw:fill-hatch-name="Hatching_20_1" draw:fill-image-name="Bitmap_20_1" draw:fill-image-width="0cm" draw:fill-image-height="0cm"/>
      <style:paragraph-properties style:writing-mode="lr-tb"/>
      <style:text-properties style:font-name="Nimbus Roman No9 L1" fo:font-family="'Nimbus Roman No9 L'" style:font-style-name="Regular" style:font-family-generic="roman" style:font-pitch="variable" fo:font-size="14pt" style:font-name-complex="Nimbus Roman No9 L1" style:font-family-complex="'Nimbus Roman No9 L'" style:font-style-name-complex="Regular" style:font-family-generic-complex="roman" style:font-pitch-complex="variable" style:font-size-complex="16pt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Nimbus Roman No9 L1" fo:font-family="'Nimbus Roman No9 L'" style:font-style-name="Regular" style:font-family-generic="roman" style:font-pitch="variable" fo:font-size="14pt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Nimbus Roman No9 L1" fo:font-family="'Nimbus Roman No9 L'" style:font-style-name="Regular" style:font-family-generic="roman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5f_separate" style:display-name="line_separate" style:family="graphic" style:parent-style-name="objectwithoutfill">
      <style:graphic-properties draw:stroke="dash" draw:stroke-dash="Fine_20_Dashed" svg:stroke-width="0.203cm" draw:marker-start-width="0.508cm" draw:marker-end-width="0.508cm" draw:fill="none" draw:textarea-vertical-align="middle"/>
      <style:paragraph-properties fo:text-align="center" style:writing-mode="lr-tb"/>
    </style:style>
    <style:style style:name="Default2" style:family="graphic" style:parent-style-name="standard">
      <style:graphic-properties draw:stroke="solid" draw:stroke-dash="Dashed_20__28_var_29__20_4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ar" style:country-complex="DZ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.09cm" fo:margin-bottom="0.09cm" fo:margin-left="0.07cm" fo:margin-right="0.07cm" fo:page-width="24.181cm" fo:page-height="17.0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dc:title/>
    <meta:initial-creator>Unknown</meta:initial-creator>
    <meta:editing-cycles>35</meta:editing-cycles>
    <dc:date>2020-10-15T21:19:44.853505110</dc:date>
    <meta:creation-date>2016-08-10T12:12:58</meta:creation-date>
    <meta:editing-duration>PT8H53M12S</meta:editing-duration>
    <meta:document-statistic meta:object-count="110"/>
    <meta:user-defined meta:name="email">kariminfo0@gmail.com</meta:user-defined>
  </office:meta>
</office:document-meta>
</file>